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688cm"/>
    </style:style>
    <style:style style:name="Tabela1.B" style:family="table-column">
      <style:table-column-properties style:column-width="3.644cm"/>
    </style:style>
    <style:style style:name="Tabela1.C" style:family="table-column">
      <style:table-column-properties style:column-width="4.09cm"/>
    </style:style>
    <style:style style:name="Tabela1.D" style:family="table-column">
      <style:table-column-properties style:column-width="3.261cm"/>
    </style:style>
    <style:style style:name="Tabela1.E" style:family="table-column">
      <style:table-column-properties style:column-width="3.31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itle">
      <style:text-properties officeooo:rsid="00092f0b" officeooo:paragraph-rsid="00092f0b"/>
    </style:style>
    <style:style style:name="P2" style:family="paragraph" style:parent-style-name="Text_20_body">
      <style:text-properties officeooo:rsid="00092f0b" officeooo:paragraph-rsid="00092f0b"/>
    </style:style>
    <style:style style:name="P3" style:family="paragraph" style:parent-style-name="Heading_20_1">
      <style:text-properties officeooo:paragraph-rsid="00092f0b"/>
    </style:style>
    <style:style style:name="P4" style:family="paragraph" style:parent-style-name="Text_20_body">
      <style:text-properties officeooo:paragraph-rsid="00092f0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092f0b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T1" style:family="text">
      <style:text-properties officeooo:rsid="00092f0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za Ryzyka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<text:span text:style-name="Strong_20_Emphasis">Identyfikator ryzyka</text:span></text:p>
            </table:table-cell>
            <table:table-cell table:style-name="Tabela1.A1" office:value-type="string">
              <text:p text:style-name="Table_20_Heading"><text:span text:style-name="Strong_20_Emphasis">Opis ryzyka</text:span></text:p>
            </table:table-cell>
            <table:table-cell table:style-name="Tabela1.A1" office:value-type="string">
              <text:p text:style-name="Table_20_Heading"><text:span text:style-name="Strong_20_Emphasis">Prawdopodobieństwo</text:span></text:p>
            </table:table-cell>
            <table:table-cell table:style-name="Tabela1.A1" office:value-type="string">
              <text:p text:style-name="Table_20_Heading"><text:span text:style-name="Strong_20_Emphasis">Skutki (wpływ)</text:span></text:p>
            </table:table-cell>
            <table:table-cell table:style-name="Tabela1.A1" office:value-type="string">
              <text:p text:style-name="Table_20_Heading"><text:span text:style-name="Strong_20_Emphasis">Strategia reakcji (Plan B)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R1</text:span></text:p>
          </table:table-cell>
          <table:table-cell table:style-name="Tabela1.A1" office:value-type="string">
            <text:p text:style-name="Table_20_Contents">Opóźnienie w przekazaniu wymagań funkcjonalnych przez klienta</text:p>
          </table:table-cell>
          <table:table-cell table:style-name="Tabela1.A1" office:value-type="string">
            <text:p text:style-name="Table_20_Contents">Wysokie</text:p>
          </table:table-cell>
          <table:table-cell table:style-name="Tabela1.A1" office:value-type="string">
            <text:p text:style-name="Table_20_Contents">Opóźnienie analizy, brak możliwości rozpoczęcia projektowania UI/UX</text:p>
          </table:table-cell>
          <table:table-cell table:style-name="Tabela1.A1" office:value-type="string">
            <text:p text:style-name="Table_20_Contents">Rozpoczęcie prac nad ogólnym szablonem interfejsu, przygotowanie scenariuszy testowych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2</text:span></text:p>
          </table:table-cell>
          <table:table-cell table:style-name="Tabela1.A1" office:value-type="string">
            <text:p text:style-name="Table_20_Contents">Nieobecność kluczowego członka zespołu (np. backend developera)</text:p>
          </table:table-cell>
          <table:table-cell table:style-name="Tabela1.A1" office:value-type="string">
            <text:p text:style-name="Table_20_Contents">Średnie</text:p>
          </table:table-cell>
          <table:table-cell table:style-name="Tabela1.A1" office:value-type="string">
            <text:p text:style-name="Table_20_Contents">Wydłużenie harmonogramu, przeciążenie pozostałych członków zespołu</text:p>
          </table:table-cell>
          <table:table-cell table:style-name="Tabela1.A1" office:value-type="string">
            <text:p text:style-name="Table_20_Contents">Utrzymywanie kontaktu z zewnętrznym konsultantem / dostępność rezerwowego wykonawcy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3</text:span></text:p>
          </table:table-cell>
          <table:table-cell table:style-name="Tabela1.A1" office:value-type="string">
            <text:p text:style-name="Table_20_Contents">Błędy w założeniach technologicznych (np. API dostawcy e-mail nie spełnia wymagań)</text:p>
          </table:table-cell>
          <table:table-cell table:style-name="Tabela1.A1" office:value-type="string">
            <text:p text:style-name="Table_20_Contents">Niskie</text:p>
          </table:table-cell>
          <table:table-cell table:style-name="Tabela1.A1" office:value-type="string">
            <text:p text:style-name="Table_20_Contents">Konieczność zmiany architektury, modyfikacja komponentów</text:p>
          </table:table-cell>
          <table:table-cell table:style-name="Tabela1.A1" office:value-type="string">
            <text:p text:style-name="Table_20_Contents">Wczesna walidacja integracji w fazie PoC, testy integracyjne w fazie prototypu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4</text:span></text:p>
          </table:table-cell>
          <table:table-cell table:style-name="Tabela1.A1" office:value-type="string">
            <text:p text:style-name="Table_20_Contents">Wysokie obciążenie serwera podczas premiery (np. kampania reklamowa)</text:p>
          </table:table-cell>
          <table:table-cell table:style-name="Tabela1.A1" office:value-type="string">
            <text:p text:style-name="Table_20_Contents">Średnie</text:p>
          </table:table-cell>
          <table:table-cell table:style-name="Tabela1.A1" office:value-type="string">
            <text:p text:style-name="Table_20_Contents">Niedostępność usługi, negatywne opinie użytkowników</text:p>
          </table:table-cell>
          <table:table-cell table:style-name="Tabela1.A1" office:value-type="string">
            <text:p text:style-name="Table_20_Contents">Wdrożenie skalowalnej infrastruktury, testy obciążeniowe z użyciem JMeter/Locust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" text:outline-level="1"><text:soft-page-break/>Ryzyko <text:span text:style-name="T1">1</text:span>: Niska jakość danych testowych </text:h>
      <text:p text:style-name="P4"><text:span text:style-name="Strong_20_Emphasis">Opis:</text:span> Dane wykorzystywane do testowania (np. konta użytkowników, menu restauracji, zamówienia) są niekompletne, niepoprawne lub zbyt uproszczone, co prowadzi do pominięcia istotnych błędów w fazie testów i nieodzwierciedlania rzeczywistych scenariuszy użycia.</text:p>
      <text:p text:style-name="P4"><text:line-break/><text:span text:style-name="Strong_20_Emphasis">Prawdopodobieństwo wystąpienia:</text:span> Średnie<text:line-break/>(w projektach bez dedykowanego zespołu QA lub bez wcześniejszego planu testów często występuje problem z jakością danych testowych) </text:p>
      <text:p text:style-name="P4"><text:span text:style-name="Strong_20_Emphasis">Skutki:</text:span></text:p>
      <text:list text:style-name="L1">
        <text:list-item>
          <text:p text:style-name="P5">błędy produkcyjne niewykryte podczas testów,</text:p>
        </text:list-item>
        <text:list-item>
          <text:p text:style-name="P5">spadek zaufania użytkowników końcowych,</text:p>
        </text:list-item>
        <text:list-item>
          <text:p text:style-name="P6">wydłużenie cyklu testowania i poprawy błędów.</text:p>
        </text:list-item>
      </text:list>
      <text:p text:style-name="P4"><text:span text:style-name="Strong_20_Emphasis">Strategia reakcji:</text:span></text:p>
      <text:list text:style-name="L2">
        <text:list-item>
          <text:p text:style-name="P7"><text:span text:style-name="Strong_20_Emphasis">Łagodzenie:</text:span> stworzenie bazy syntetycznych, realistycznych danych testowych na podstawie analizy wymagań,</text:p>
        </text:list-item>
        <text:list-item>
          <text:p text:style-name="P7"><text:span text:style-name="Strong_20_Emphasis">Unikanie:</text:span> uzgodnienie z zespołem QA zestawu przypadków testowych z reprezentatywnym pokryciem,</text:p>
        </text:list-item>
        <text:list-item>
          <text:p text:style-name="P7"><text:span text:style-name="Strong_20_Emphasis">Zarządzanie zmianą:</text:span> automatyzacja wczytywania danych testowych i ich walidacja przed każdym sprintem.</text:p>
        </text:list-item>
      </text:list>
      <text:h text:style-name="Heading_20_1" text:outline-level="1">Zmiana wymagań w trakcie projektu </text:h>
      <text:p text:style-name="P4"><text:span text:style-name="Strong_20_Emphasis">Opis:</text:span> Klient lub interesariusze wprowadzają znaczące zmiany do wymagań funkcjonalnych lub niefunkcjonalnych (np. inne metody płatności, zmiana partnera kurierskiego), gdy część modułów została już zaprojektowana lub zaimplementowana.</text:p>
      <text:p text:style-name="P4"><text:line-break/><text:span text:style-name="Strong_20_Emphasis">Prawdopodobieństwo wystąpienia:</text:span> Średnie<text:line-break/>(szczególnie w projektach opartych na dynamicznych decyzjach biznesowych lub z wieloma interesariuszami) </text:p>
      <text:p text:style-name="P4"><text:span text:style-name="Strong_20_Emphasis">Skutki:</text:span></text:p>
      <text:list text:style-name="L3">
        <text:list-item>
          <text:p text:style-name="P8">konieczność refaktoryzacji gotowego kodu,</text:p>
        </text:list-item>
        <text:list-item>
          <text:p text:style-name="P8">wydłużenie harmonogramu projektu,</text:p>
        </text:list-item>
        <text:list-item>
          <text:p text:style-name="P8">zwiększenie kosztów realizacji i ryzyko regresji.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Strategia reakcji:</text:span></text:p>
      <text:list text:style-name="L4">
        <text:list-item>
          <text:p text:style-name="P9"><text:span text:style-name="Strong_20_Emphasis">Łagodzenie:</text:span> stosowanie podejścia iteracyjnego (Agile/Scrum), częste spotkania przeglądowe z klientem,</text:p>
        </text:list-item>
        <text:list-item>
          <text:p text:style-name="P9"><text:span text:style-name="Strong_20_Emphasis">Unikanie:</text:span> formalne zatwierdzanie wymagań przed rozpoczęciem prac w danym sprincie,</text:p>
        </text:list-item>
        <text:list-item>
          <text:p text:style-name="P9"><text:span text:style-name="Strong_20_Emphasis">Zarządzanie zmianą:</text:span> rejestrowanie zmian w backlogu z analizą wpływu, możliwość przesunięcia mniej krytycznych funkcji do kolejnych wersji systemu.</text:p>
        </text:list-item>
      </text:list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0:30:25.882740000</meta:creation-date>
    <dc:date>2025-07-12T10:38:12.434595600</dc:date>
    <meta:editing-duration>PT7M47S</meta:editing-duration>
    <meta:editing-cycles>1</meta:editing-cycles>
    <meta:document-statistic meta:table-count="1" meta:image-count="0" meta:object-count="0" meta:page-count="3" meta:paragraph-count="48" meta:word-count="339" meta:character-count="2807" meta:non-whitespace-character-count="2524"/>
    <meta:generator>LibreOffice/25.2.4.3$Windows_X86_64 LibreOffice_project/33e196637044ead23f5c3226cde09b47731f7e27</meta:generator>
  </office:meta>
</office:document-meta>
</file>